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_heading=h.gjdgxs"/>Reconhecimento de premissas e conclusão</text:h>
      <text:p text:style-name="P1"/>
      <text:p text:style-name="P4"><text:span text:style-name="T1">Nome</text:span><text:span text:style-name="T2">: Pedro Soares Pinto <text:s text:c="7"/></text:span><text:span text:style-name="T1">Turma: </text:span><text:span text:style-name="T2">Informática 1</text:span></text:p>
      <text:p text:style-name="P2"/>
      <text:p text:style-name="P2"/>
      <text:p text:style-name="P5"><text:span text:style-name="T3">(1) Esteja certo da qualidade do nosso trabalho. . Passamos os últimos três meses trabalhando sem descanso nele. </text:span></text:p>
      <text:p text:style-name="Standard">Premissa 1: Quanto mais tempo é gasto em um trabalho, melhor será o resultado final.</text:p>
      <text:p text:style-name="Standard">Premissa 2: Passamos os últimos três meses trabalhando sem descanso no nele.</text:p>
      <text:p text:style-name="Standard">Conclusão: O trabalho final deverá ter uma boa qualidade.</text:p>
      <text:p text:style-name="P2"/>
      <text:p text:style-name="P5"><text:span text:style-name="T3">(2) É um absurdo que o presidente seja a favor de aumentar a idade da aposentadoria, já que ele próprio se aposentou com 33 anos.</text:span></text:p>
      <text:p text:style-name="P5"><text:span text:style-name="T3">Premissa 1: O presidente é a favor de aumentar a idade necessária para que as pessoas possam se aposentar.</text:span></text:p>
      <text:p text:style-name="P5"><text:span text:style-name="T3">Premissa 2: Ele próprio se aposentou com apenas 33 anos.</text:span></text:p>
      <text:p text:style-name="P5"><text:span text:style-name="T3">Conclusão: É um absurdo que o presidente seja a favor de aumentar a idade da aposentadoria.</text:span></text:p>
      <text:p text:style-name="P2"/>
      <text:p text:style-name="P5"><text:span text:style-name="T3">(3) É ridículo que reclamem da contenção de gastos, o economista John Kenneth Galbraith em pessoa defende que uma apertada política econômica é a melhor cura para a recessão.</text:span></text:p>
      <text:p text:style-name="P5"><text:span text:style-name="T3">Premissa 1: As opiniões de profissionais da área de economia devem ser levadas em consideração em momentos de recessão, uma vez que estudaram a fundo o assunto.</text:span></text:p>
      <text:p text:style-name="P5"><text:bookmark text:name="_heading=h.30j0zll"/><text:span text:style-name="T3">Premissa 2: O economista John Kenneth Galbraith defende que uma apertada política econômica é a melhor cura para a recessão.</text:span></text:p>
      <text:p text:style-name="P5"><text:span text:style-name="T3">Conclusão: É ridículo que reclamem da contenção de gastos.</text:span></text:p>
      <text:p text:style-name="P2"/>
      <text:p text:style-name="P5"><text:span text:style-name="T3">(4) Se não reformar a previdência, vai ter a inflação, o que será muito ruim para o Brasil. Portanto, a reforma da previdência proposta pelo governo tem que passar!</text:span></text:p>
      <text:p text:style-name="P5"><text:span text:style-name="T3">Premissa 1: Inflação é algo muito ruim para o Brasil.</text:span></text:p>
      <text:p text:style-name="P5"><text:span text:style-name="T3">Premissa 2: Se não houver a reforma da previdência, haverá inflação.</text:span></text:p>
      <text:p text:style-name="P5"><text:span text:style-name="T3">Conclusão: A reforma da previdência proposta pelo governo tem que passar.</text:span></text:p>
      <text:p text:style-name="P2"/>
      <text:p text:style-name="P5"><text:soft-page-break/><text:span text:style-name="T3">(5) </text:span><text:span text:style-name="T4">Se Sócrates tivesse nascido em Estagira, seria grego; Sócrates era grego; logo, Sócrates nasceu em Estagira.</text:span></text:p>
      <text:p text:style-name="P5"><text:span text:style-name="T4">Premissa 1: Estagira é localizada na Grécia.</text:span></text:p>
      <text:p text:style-name="P5"><text:span text:style-name="T4">Premissa 2: Sócrates era grego.</text:span></text:p>
      <text:p text:style-name="P5"><text:span text:style-name="T4">Conclusão: Sócrates nasceu em Estagira.</text:span></text:p>
      <text:p text:style-name="P3"/>
      <text:p text:style-name="P5"><text:span text:style-name="T4">(6) Já que a teoria da evolução diz que o homem veio do macaco, por que não vemos os macacos <text:s/>evoluindo para homens hoje?</text:span></text:p>
      <text:p text:style-name="P5"><text:span text:style-name="T4">Premissa 1: Se a teoria da evolução fosse verdadeira, veríamos macacos evoluindo para humanos hoje em dia.</text:span></text:p>
      <text:p text:style-name="P5"><text:span text:style-name="T4">Premissa 2: Os macacos de hoje não estão evoluindo para humanos.</text:span></text:p>
      <text:p text:style-name="P5"><text:span text:style-name="T4">Conclusão: A teoria da evolução não é verdadeira.</text:span></text:p>
      <text:p text:style-name="P3"/>
      <text:p text:style-name="P5"><text:span text:style-name="T4">(7) Você percebe que o ateísmo é pernicioso quando observa o quanto ele torna as pessoas perniciosas.</text:span></text:p>
      <text:p text:style-name="P5"><text:span text:style-name="T4">Premissa 1: As pessoas não são naturalmente perniciosas.</text:span></text:p>
      <text:p text:style-name="P5"><text:span text:style-name="T4">Premissa 2: O ateísmo torna as pessoas perniciosas.</text:span></text:p>
      <text:p text:style-name="P5"><text:span text:style-name="T4">Conclusão: O ateísmo é pernicioso.</text:span></text:p>
      <text:p text:style-name="P3"/>
      <text:p text:style-name="P5"><text:span text:style-name="T4">(8) O coronavírus não mata tanto. Os números estão sendo manipulados pela mídia. </text:span></text:p>
      <text:p text:style-name="P5"><text:span text:style-name="T4">Premissa 1: A mídia está divulgando um número alto de mortos pelo coronavírus.</text:span></text:p>
      <text:p text:style-name="P5"><text:span text:style-name="T4">Premissa 2: Os números estão sendo manipulados pela mídia.</text:span></text:p>
      <text:p text:style-name="P5"><text:span text:style-name="T4">Conclusão: O coronavírus não mata tanto.</text:span></text:p>
      <text:p text:style-name="P3"/>
      <text:p text:style-name="P5"><text:span text:style-name="T4">(9) Se Deus fosse bom, onipotente e onisciente, o mal não existiria. Supondo que você não seja cego, é evidente que o mal existe, Logo, está claro que é Deus que não existe. <text:s/></text:span></text:p>
      <text:p text:style-name="P5"><text:span text:style-name="T4">Premissa 1: Segundo a bíblia, Deus é bom, onipotente e onisciente.</text:span></text:p>
      <text:p text:style-name="P5"><text:span text:style-name="T4">Premissa 2: Mesmo Deus sendo bom e tendo a capacidade de acabar com o mal, o mal ainda existe.</text:span></text:p>
      <text:p text:style-name="P5"><text:span text:style-name="T4">Conclusão: Deus não existe.</text:span></text:p>
      <text:p text:style-name="P3"/>
      <text:p text:style-name="P5"><text:span text:style-name="T4">(10) Os egípcios acreditavam em vida após a morte. Prova disso é a presença constante desse tema nos escritos egípcios encontrados pelos arqueólogos. </text:span></text:p>
      <text:p text:style-name="P5"><text:soft-page-break/><text:span text:style-name="T4">Premissa 1: Se os egípcios acreditassem em vida após a morte, haveriam registros dessa crença.</text:span></text:p>
      <text:p text:style-name="P5"><text:span text:style-name="T4">Premissa 2: Esse tema é muito presente em escritos egípcios encontrados pelos arqueólogos.</text:span></text:p>
      <text:p text:style-name="P5"><text:span text:style-name="T4">Conclusão: Os egípcios acreditavam em vida após a mor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5:40:00</meta:creation-date>
    <meta:document-statistic meta:table-count="0" meta:image-count="0" meta:object-count="0" meta:page-count="3" meta:paragraph-count="42" meta:word-count="582" meta:character-count="3494" meta:non-whitespace-character-count="2941"/>
    <meta:generator>LibreOfficeDev/6.0.5.2$Linux_X86_64 LibreOffice_project/</meta:generator>
  </office:meta>
</office:document-meta>
</file>